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4pt" fo:font-weight="bold" officeooo:rsid="00053ed0" officeooo:paragraph-rsid="00053ed0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Ubuntu" fo:font-size="14pt" fo:font-weight="bold" officeooo:rsid="00053ed0" officeooo:paragraph-rsid="00053ed0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Ubuntu" fo:font-size="14pt" fo:font-weight="bold" officeooo:rsid="000956ce" officeooo:paragraph-rsid="000956ce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Ubuntu" fo:font-size="12pt" fo:font-weight="bold" officeooo:rsid="00053ed0" officeooo:paragraph-rsid="00053ed0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style:font-name="Ubuntu" fo:font-size="12pt" fo:font-weight="normal" officeooo:rsid="00053ed0" officeooo:paragraph-rsid="00053ed0" style:font-size-asian="10.5pt" style:font-weight-asian="normal" style:font-size-complex="12pt" style:font-weight-complex="normal"/>
    </style:style>
    <style:style style:name="P6" style:family="paragraph" style:parent-style-name="Preformatted_20_Text" style:list-style-name="L1">
      <style:text-properties style:font-name="Ubuntu" fo:font-size="12pt" fo:font-weight="normal" officeooo:rsid="0006f145" officeooo:paragraph-rsid="0006f145" style:font-size-asian="10.5pt" style:font-weight-asian="normal" style:font-size-complex="12pt" style:font-weight-complex="normal"/>
    </style:style>
    <style:style style:name="P7" style:family="paragraph" style:parent-style-name="Preformatted_20_Text" style:list-style-name="L1">
      <style:text-properties style:font-name="Ubuntu" fo:font-size="12pt" fo:font-weight="normal" officeooo:rsid="000837dd" officeooo:paragraph-rsid="000837dd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style:font-name="Ubuntu" fo:font-size="12pt" fo:font-weight="normal" officeooo:rsid="000837dd" officeooo:paragraph-rsid="000837dd" style:font-size-asian="10.5pt" style:font-weight-asian="normal" style:font-size-complex="12pt" style:font-weight-complex="normal"/>
    </style:style>
    <style:style style:name="P9" style:family="paragraph" style:parent-style-name="Preformatted_20_Text">
      <style:text-properties style:font-name="Ubuntu" fo:font-size="12pt" fo:font-weight="normal" officeooo:rsid="0009c77b" officeooo:paragraph-rsid="0009c77b" style:font-size-asian="10.5pt" style:font-weight-asian="normal" style:font-size-complex="12pt" style:font-weight-complex="normal"/>
    </style:style>
    <style:style style:name="P10" style:family="paragraph" style:parent-style-name="Preformatted_20_Text" style:list-style-name="L2">
      <style:text-properties style:font-name="Ubuntu" fo:font-size="12pt" fo:font-weight="normal" officeooo:rsid="0009c77b" officeooo:paragraph-rsid="0009c77b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.html</text:p>
      <text:p text:style-name="P5"/>
      <text:p text:style-name="P5"/>
      <text:p text:style-name="P5"/>
      <text:p text:style-name="P1">Connector.php</text:p>
      <text:p text:style-name="P5"/>
      <text:p text:style-name="P5"/>
      <text:p text:style-name="P5"/>
      <text:p text:style-name="P2">handler.php</text:p>
      <text:p text:style-name="P2"/>
      <text:p text:style-name="P2"/>
      <text:p text:style-name="P3">functions.js</text:p>
      <text:p text:style-name="P5"/>
      <text:p text:style-name="P5"/>
      <text:p text:style-name="P5"/>
      <text:p text:style-name="P5"/>
      <text:p text:style-name="P4">TODO:</text:p>
      <text:list xml:id="list1003724768206300387" text:style-name="L1">
        <text:list-item>
          <text:p text:style-name="P6">writing documentation</text:p>
        </text:list-item>
        <text:list-item>
          <text:p text:style-name="P6">create and populate all the database tables</text:p>
        </text:list-item>
        <text:list-item>
          <text:p text:style-name="P7">create sign in/sign up/disconnect form</text:p>
        </text:list-item>
        <text:list-item>
          <text:p text:style-name="P6">create the carousel</text:p>
        </text:list-item>
        <text:list-item>
          <text:p text:style-name="P7">create the cart</text:p>
        </text:list-item>
        <text:list-item>
          <text:p text:style-name="P7">check how to manage session with php</text:p>
        </text:list-item>
      </text:list>
      <text:p text:style-name="P8"/>
      <text:p text:style-name="P8"/>
      <text:p text:style-name="P9">Item:</text:p>
      <text:list xml:id="list1604407706548265020" text:style-name="L2">
        <text:list-item>
          <text:p text:style-name="P10">ID</text:p>
        </text:list-item>
        <text:list-item>
          <text:p text:style-name="P10">Name</text:p>
        </text:list-item>
        <text:list-item>
          <text:p text:style-name="P10">Category</text:p>
        </text:list-item>
        <text:list-item>
          <text:p text:style-name="P10">Description</text:p>
        </text:list-item>
        <text:list-item>
          <text:p text:style-name="P10">imagesID</text:p>
        </text:list-item>
        <text:list-item>
          <text:p text:style-name="P10">cost</text:p>
        </text:list-item>
        <text:list-item>
          <text:p text:style-name="P10">availabili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15:39:12.718105681</dc:date>
    <meta:editing-duration>PT8M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53" meta:character-count="289" meta:non-whitespace-character-count="268"/>
  </office:meta>
</office:document-meta>
</file>